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office:automatic-styles>
  <office:body>
    <office:text>
      <text:p text:style-name="Normal">When she’d gone out, the sky was already very clouded, and its shade of grey was turning darker and darker by the minute. This was not a good time to be out, and so she hurried, umbrella in hand. Throughout the entire neighbourhood, the streets were empty, completely devoid of life. Apparently, the weather seemed so capricious that even the cats and birds knew to find shelter. </text:p>
      <text:p text:style-name="Normal">She was walking rather quickly, passing building after building, and she had hope that she’d make it in time. However, the raindrops started falling. First, it was just one dark spot on the ground, but then came another, and another, and another. And so it began raining in full. She was too late. Deeming that opening it right now would only slow her down, she kept her umbrella closed and started running as fast as she could. The rain was heavy, and it kept on increasing in intensity, and visibility was low. She could barely see in front of her, but a bright red neon sign indicated that she’d reached the toy shop on the outskirts of town, and that soon she’d be leaving the urban area. </text:p>
      <text:p text:style-name="Normal">Ahead was the bridge, and after crossing it she took a sharp turn to her left, into a dirt road that led up the hill. As expected, her ascent was significantly slowed down by the newly formed mud, and her once white shoes had now turned brown. The rain was now torrential, but at the very least it seemed to have peaked in magnitude. This was only little consolation, as the drops hit her face hard and didn’t make it easy for her to keep her eyes open, but she had to be close by now, and she had to keep going.</text:p>
      <text:p text:style-name="Normal">And indeed, soon enough ahead of her were some stone steps which, although very slippery in the current circumstances, led her to her destination. She began climbing, as quickly as prudence allowed her, and upon reaching the final steps, she finally saw the torii gate at the entrance of the shrine. In front of it was a single statue of a lion-dog, guarding the entrance to the shrine itself. But she knew he was guarding more than just that. Swiftly, she reached the statue and in one movement opened her umbrella and shielded both of them. </text:p>
      <text:p text:style-name="Normal">She was completely out of breath and, for a few moments, she even worried she’d faint as her eyes went out of focus. Fortunately, her worries just came to pass. She could rest easy now, and lean against the dog’s statue as all around them rain was pouring. </text:p>
      <text:p text:style-name="Normal">Admittedly, she was a bit late, but it was always warm around the statue, always so very soothing and welcoming. And so, she felt that excuses weren’t necessary. And so, “Thanks for everything,” she said softly.</text:p>
      <text:p text:style-name="Normal">Despite the weather, everything was so calm around here, and in the rain, under an umbrella, two enjoyed a moment of silence. </text:p>
      <text:p text:style-name="Normal"><text:span text:style-name="T1">Maybe... I should apologize after all... </text:span></text:p>
      <text:p text:style-name="Normal">Indeed, after all, this dog did hate being wet.</text:p>
      <text:p text:style-name="Normal"/>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